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429cm"/>
    </style:style>
    <style:style style:name="co2" style:family="table-column">
      <style:table-column-properties fo:break-before="auto" style:column-width="3.849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skynet_bench/output/libseff</text:p>
          </table:table-cell>
          <table:table-cell office:value-type="float" office:value="0.0946976158" calcext:value-type="float">
            <text:p>0.0946976158</text:p>
          </table:table-cell>
          <table:table-cell office:value-type="float" office:value="0.000963392807138312" calcext:value-type="float">
            <text:p>0.000963392807138312</text:p>
          </table:table-cell>
          <table:table-cell office:value-type="float" office:value="0.0942611365" calcext:value-type="float">
            <text:p>0.0942611365</text:p>
          </table:table-cell>
          <table:table-cell office:value-type="float" office:value="0.09419022" calcext:value-type="float">
            <text:p>0.09419022</text:p>
          </table:table-cell>
          <table:table-cell office:value-type="float" office:value="0.00033946" calcext:value-type="float">
            <text:p>0.00033946</text:p>
          </table:table-cell>
          <table:table-cell office:value-type="float" office:value="0.09382496" calcext:value-type="float">
            <text:p>0.09382496</text:p>
          </table:table-cell>
          <table:table-cell office:value-type="float" office:value="0.098020903" calcext:value-type="float">
            <text:p>0.098020903</text:p>
          </table:table-cell>
          <table:table-cell/>
          <table:table-cell office:value-type="string" calcext:value-type="string">
            <text:p>/afs/inf.ed.ac.uk/user/s21/s2181033/libseff_disc/bench/libseff/bench/skynet_bench/output/libseff</text:p>
          </table:table-cell>
          <table:table-cell office:value-type="float" office:value="0.49571283706" calcext:value-type="float">
            <text:p>0.49571283706</text:p>
          </table:table-cell>
          <table:table-cell office:value-type="float" office:value="0.00441075792715573" calcext:value-type="float">
            <text:p>0.00441075792715573</text:p>
          </table:table-cell>
          <table:table-cell office:value-type="float" office:value="0.4946743865" calcext:value-type="float">
            <text:p>0.4946743865</text:p>
          </table:table-cell>
          <table:table-cell office:value-type="float" office:value="0.4948932" calcext:value-type="float">
            <text:p>0.4948932</text:p>
          </table:table-cell>
          <table:table-cell office:value-type="float" office:value="0.00055958" calcext:value-type="float">
            <text:p>0.00055958</text:p>
          </table:table-cell>
          <table:table-cell office:value-type="float" office:value="0.490356926" calcext:value-type="float">
            <text:p>0.490356926</text:p>
          </table:table-cell>
          <table:table-cell office:value-type="float" office:value="0.518108007" calcext:value-type="float">
            <text:p>0.518108007</text:p>
          </table:table-cell>
        </table:table-row>
        <table:table-row table:style-name="ro1">
          <table:table-cell office:value-type="string" calcext:value-type="string">
            <text:p>/afs/inf.ed.ac.uk/user/s21/s2181033/libseff_disc/bench/skynet_bench/output/libseff_async</text:p>
          </table:table-cell>
          <table:table-cell office:value-type="float" office:value="0.08460238316" calcext:value-type="float">
            <text:p>0.08460238316</text:p>
          </table:table-cell>
          <table:table-cell office:value-type="float" office:value="0.00189229926655015" calcext:value-type="float">
            <text:p>0.00189229926655015</text:p>
          </table:table-cell>
          <table:table-cell office:value-type="float" office:value="0.084767933" calcext:value-type="float">
            <text:p>0.084767933</text:p>
          </table:table-cell>
          <table:table-cell office:value-type="float" office:value="0.66421924" calcext:value-type="float">
            <text:p>0.66421924</text:p>
          </table:table-cell>
          <table:table-cell office:value-type="float" office:value="0.0039966" calcext:value-type="float">
            <text:p>0.0039966</text:p>
          </table:table-cell>
          <table:table-cell office:value-type="float" office:value="0.080495457" calcext:value-type="float">
            <text:p>0.080495457</text:p>
          </table:table-cell>
          <table:table-cell office:value-type="float" office:value="0.090213061" calcext:value-type="float">
            <text:p>0.090213061</text:p>
          </table:table-cell>
          <table:table-cell/>
          <table:table-cell office:value-type="string" calcext:value-type="string">
            <text:p>/afs/inf.ed.ac.uk/user/s21/s2181033/libseff_disc/bench/libseff/bench/skynet_bench/output/libseff_async</text:p>
          </table:table-cell>
          <table:table-cell office:value-type="float" office:value="0.14846765422" calcext:value-type="float">
            <text:p>0.14846765422</text:p>
          </table:table-cell>
          <table:table-cell office:value-type="float" office:value="0.00219536346715688" calcext:value-type="float">
            <text:p>0.00219536346715688</text:p>
          </table:table-cell>
          <table:table-cell office:value-type="float" office:value="0.14818555" calcext:value-type="float">
            <text:p>0.14818555</text:p>
          </table:table-cell>
          <table:table-cell office:value-type="float" office:value="1.1759416" calcext:value-type="float">
            <text:p>1.1759416</text:p>
          </table:table-cell>
          <table:table-cell office:value-type="float" office:value="0.0031206" calcext:value-type="float">
            <text:p>0.0031206</text:p>
          </table:table-cell>
          <table:table-cell office:value-type="float" office:value="0.144748685" calcext:value-type="float">
            <text:p>0.144748685</text:p>
          </table:table-cell>
          <table:table-cell office:value-type="float" office:value="0.154997775" calcext:value-type="float">
            <text:p>0.154997775</text:p>
          </table:table-cell>
        </table:table-row>
        <table:table-row table:style-name="ro1">
          <table:table-cell office:value-type="string" calcext:value-type="string">
            <text:p>/afs/inf.ed.ac.uk/user/s21/s2181033/libseff_disc/bench/skynet_bench/output/libseff_async_tk</text:p>
          </table:table-cell>
          <table:table-cell office:value-type="float" office:value="0.09499301888" calcext:value-type="float">
            <text:p>0.09499301888</text:p>
          </table:table-cell>
          <table:table-cell office:value-type="float" office:value="0.0036303518301665" calcext:value-type="float">
            <text:p>0.0036303518301665</text:p>
          </table:table-cell>
          <table:table-cell office:value-type="float" office:value="0.094660005" calcext:value-type="float">
            <text:p>0.094660005</text:p>
          </table:table-cell>
          <table:table-cell office:value-type="float" office:value="0.72622828" calcext:value-type="float">
            <text:p>0.72622828</text:p>
          </table:table-cell>
          <table:table-cell office:value-type="float" office:value="0.01701808" calcext:value-type="float">
            <text:p>0.01701808</text:p>
          </table:table-cell>
          <table:table-cell office:value-type="float" office:value="0.085294954" calcext:value-type="float">
            <text:p>0.085294954</text:p>
          </table:table-cell>
          <table:table-cell office:value-type="float" office:value="0.101031013" calcext:value-type="float">
            <text:p>0.101031013</text:p>
          </table:table-cell>
          <table:table-cell/>
          <table:table-cell office:value-type="string" calcext:value-type="string">
            <text:p>/afs/inf.ed.ac.uk/user/s21/s2181033/libseff_disc/bench/libseff/bench/skynet_bench/output/libseff_async_tk</text:p>
          </table:table-cell>
          <table:table-cell office:value-type="float" office:value="0.14573854532" calcext:value-type="float">
            <text:p>0.14573854532</text:p>
          </table:table-cell>
          <table:table-cell office:value-type="float" office:value="0.00215789293853075" calcext:value-type="float">
            <text:p>0.00215789293853075</text:p>
          </table:table-cell>
          <table:table-cell office:value-type="float" office:value="0.145395291" calcext:value-type="float">
            <text:p>0.145395291</text:p>
          </table:table-cell>
          <table:table-cell office:value-type="float" office:value="1.13512818" calcext:value-type="float">
            <text:p>1.13512818</text:p>
          </table:table-cell>
          <table:table-cell office:value-type="float" office:value="0.01488628" calcext:value-type="float">
            <text:p>0.01488628</text:p>
          </table:table-cell>
          <table:table-cell office:value-type="float" office:value="0.141453875" calcext:value-type="float">
            <text:p>0.141453875</text:p>
          </table:table-cell>
          <table:table-cell office:value-type="float" office:value="0.151263461" calcext:value-type="float">
            <text:p>0.151263461</text:p>
          </table:table-cell>
        </table:table-row>
        <table:table-row table:style-name="ro1">
          <table:table-cell office:value-type="string" calcext:value-type="string">
            <text:p>/afs/inf.ed.ac.uk/user/s21/s2181033/libseff_disc/bench/skynet_bench/output/libseff_scheff_poll</text:p>
          </table:table-cell>
          <table:table-cell office:value-type="float" office:value="0.43871575562" calcext:value-type="float">
            <text:p>0.43871575562</text:p>
          </table:table-cell>
          <table:table-cell office:value-type="float" office:value="0.0703167433981843" calcext:value-type="float">
            <text:p>0.0703167433981843</text:p>
          </table:table-cell>
          <table:table-cell office:value-type="float" office:value="0.4281698115" calcext:value-type="float">
            <text:p>0.4281698115</text:p>
          </table:table-cell>
          <table:table-cell office:value-type="float" office:value="3.44391822" calcext:value-type="float">
            <text:p>3.44391822</text:p>
          </table:table-cell>
          <table:table-cell office:value-type="float" office:value="0.04034964" calcext:value-type="float">
            <text:p>0.04034964</text:p>
          </table:table-cell>
          <table:table-cell office:value-type="float" office:value="0.262798331" calcext:value-type="float">
            <text:p>0.262798331</text:p>
          </table:table-cell>
          <table:table-cell office:value-type="float" office:value="0.622233414" calcext:value-type="float">
            <text:p>0.622233414</text:p>
          </table:table-cell>
          <table:table-cell/>
          <table:table-cell office:value-type="string" calcext:value-type="string">
            <text:p>/afs/inf.ed.ac.uk/user/s21/s2181033/libseff_disc/bench/libseff/bench/skynet_bench/output/libseff_scheff_poll</text:p>
          </table:table-cell>
          <table:table-cell office:value-type="float" office:value="1.05006769828" calcext:value-type="float">
            <text:p>1.05006769828</text:p>
          </table:table-cell>
          <table:table-cell office:value-type="float" office:value="0.308912670220775" calcext:value-type="float">
            <text:p>0.308912670220775</text:p>
          </table:table-cell>
          <table:table-cell office:value-type="float" office:value="0.9732489185" calcext:value-type="float">
            <text:p>0.9732489185</text:p>
          </table:table-cell>
          <table:table-cell office:value-type="float" office:value="8.33074808" calcext:value-type="float">
            <text:p>8.33074808</text:p>
          </table:table-cell>
          <table:table-cell office:value-type="float" office:value="0.04197132" calcext:value-type="float">
            <text:p>0.04197132</text:p>
          </table:table-cell>
          <table:table-cell office:value-type="float" office:value="0.448143595" calcext:value-type="float">
            <text:p>0.448143595</text:p>
          </table:table-cell>
          <table:table-cell office:value-type="float" office:value="2.406212522" calcext:value-type="float">
            <text:p>2.406212522</text:p>
          </table:table-cell>
        </table:table-row>
        <table:table-row table:style-name="ro1">
          <table:table-cell office:value-type="string" calcext:value-type="string">
            <text:p>/afs/inf.ed.ac.uk/user/s21/s2181033/libseff_disc/bench/skynet_bench/output/libseff_scheff_sleep</text:p>
          </table:table-cell>
          <table:table-cell office:value-type="float" office:value="0.09150777038" calcext:value-type="float">
            <text:p>0.09150777038</text:p>
          </table:table-cell>
          <table:table-cell office:value-type="float" office:value="0.00231580782119255" calcext:value-type="float">
            <text:p>0.00231580782119255</text:p>
          </table:table-cell>
          <table:table-cell office:value-type="float" office:value="0.091655158" calcext:value-type="float">
            <text:p>0.091655158</text:p>
          </table:table-cell>
          <table:table-cell office:value-type="float" office:value="0.66920772" calcext:value-type="float">
            <text:p>0.66920772</text:p>
          </table:table-cell>
          <table:table-cell office:value-type="float" office:value="0.0413966" calcext:value-type="float">
            <text:p>0.0413966</text:p>
          </table:table-cell>
          <table:table-cell office:value-type="float" office:value="0.087245118" calcext:value-type="float">
            <text:p>0.087245118</text:p>
          </table:table-cell>
          <table:table-cell office:value-type="float" office:value="0.097402112" calcext:value-type="float">
            <text:p>0.097402112</text:p>
          </table:table-cell>
          <table:table-cell/>
          <table:table-cell office:value-type="string" calcext:value-type="string">
            <text:p>/afs/inf.ed.ac.uk/user/s21/s2181033/libseff_disc/bench/libseff/bench/skynet_bench/output/libseff_scheff_sleep</text:p>
          </table:table-cell>
          <table:table-cell office:value-type="float" office:value="0.19628583524" calcext:value-type="float">
            <text:p>0.19628583524</text:p>
          </table:table-cell>
          <table:table-cell office:value-type="float" office:value="0.00246561967946019" calcext:value-type="float">
            <text:p>0.00246561967946019</text:p>
          </table:table-cell>
          <table:table-cell office:value-type="float" office:value="0.196808151" calcext:value-type="float">
            <text:p>0.196808151</text:p>
          </table:table-cell>
          <table:table-cell office:value-type="float" office:value="1.5019987" calcext:value-type="float">
            <text:p>1.5019987</text:p>
          </table:table-cell>
          <table:table-cell office:value-type="float" office:value="0.0418791" calcext:value-type="float">
            <text:p>0.0418791</text:p>
          </table:table-cell>
          <table:table-cell office:value-type="float" office:value="0.190770475" calcext:value-type="float">
            <text:p>0.190770475</text:p>
          </table:table-cell>
          <table:table-cell office:value-type="float" office:value="0.202063304" calcext:value-type="float">
            <text:p>0.202063304</text:p>
          </table:table-cell>
        </table:table-row>
        <table:table-row table:style-name="ro1">
          <table:table-cell office:value-type="string" calcext:value-type="string">
            <text:p>/afs/inf.ed.ac.uk/user/s21/s2181033/libseff_disc/bench/libseff/bench/skynet_bench/output/libseff</text:p>
          </table:table-cell>
          <table:table-cell office:value-type="float" office:value="0.49571283706" calcext:value-type="float">
            <text:p>0.49571283706</text:p>
          </table:table-cell>
          <table:table-cell office:value-type="float" office:value="0.00441075792715573" calcext:value-type="float">
            <text:p>0.00441075792715573</text:p>
          </table:table-cell>
          <table:table-cell office:value-type="float" office:value="0.4946743865" calcext:value-type="float">
            <text:p>0.4946743865</text:p>
          </table:table-cell>
          <table:table-cell office:value-type="float" office:value="0.4948932" calcext:value-type="float">
            <text:p>0.4948932</text:p>
          </table:table-cell>
          <table:table-cell office:value-type="float" office:value="0.00055958" calcext:value-type="float">
            <text:p>0.00055958</text:p>
          </table:table-cell>
          <table:table-cell office:value-type="float" office:value="0.490356926" calcext:value-type="float">
            <text:p>0.490356926</text:p>
          </table:table-cell>
          <table:table-cell office:value-type="float" office:value="0.518108007" calcext:value-type="float">
            <text:p>0.518108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libseff/bench/skynet_bench/output/libseff_async</text:p>
          </table:table-cell>
          <table:table-cell office:value-type="float" office:value="0.14846765422" calcext:value-type="float">
            <text:p>0.14846765422</text:p>
          </table:table-cell>
          <table:table-cell office:value-type="float" office:value="0.00219536346715688" calcext:value-type="float">
            <text:p>0.00219536346715688</text:p>
          </table:table-cell>
          <table:table-cell office:value-type="float" office:value="0.14818555" calcext:value-type="float">
            <text:p>0.14818555</text:p>
          </table:table-cell>
          <table:table-cell office:value-type="float" office:value="1.1759416" calcext:value-type="float">
            <text:p>1.1759416</text:p>
          </table:table-cell>
          <table:table-cell office:value-type="float" office:value="0.0031206" calcext:value-type="float">
            <text:p>0.0031206</text:p>
          </table:table-cell>
          <table:table-cell office:value-type="float" office:value="0.144748685" calcext:value-type="float">
            <text:p>0.144748685</text:p>
          </table:table-cell>
          <table:table-cell office:value-type="float" office:value="0.154997775" calcext:value-type="float">
            <text:p>0.154997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libseff/bench/skynet_bench/output/libseff_async_tk</text:p>
          </table:table-cell>
          <table:table-cell office:value-type="float" office:value="0.14573854532" calcext:value-type="float">
            <text:p>0.14573854532</text:p>
          </table:table-cell>
          <table:table-cell office:value-type="float" office:value="0.00215789293853075" calcext:value-type="float">
            <text:p>0.00215789293853075</text:p>
          </table:table-cell>
          <table:table-cell office:value-type="float" office:value="0.145395291" calcext:value-type="float">
            <text:p>0.145395291</text:p>
          </table:table-cell>
          <table:table-cell office:value-type="float" office:value="1.13512818" calcext:value-type="float">
            <text:p>1.13512818</text:p>
          </table:table-cell>
          <table:table-cell office:value-type="float" office:value="0.01488628" calcext:value-type="float">
            <text:p>0.01488628</text:p>
          </table:table-cell>
          <table:table-cell office:value-type="float" office:value="0.141453875" calcext:value-type="float">
            <text:p>0.141453875</text:p>
          </table:table-cell>
          <table:table-cell office:value-type="float" office:value="0.151263461" calcext:value-type="float">
            <text:p>0.151263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libseff/bench/skynet_bench/output/libseff_scheff_poll</text:p>
          </table:table-cell>
          <table:table-cell office:value-type="float" office:value="1.05006769828" calcext:value-type="float">
            <text:p>1.05006769828</text:p>
          </table:table-cell>
          <table:table-cell office:value-type="float" office:value="0.308912670220775" calcext:value-type="float">
            <text:p>0.308912670220775</text:p>
          </table:table-cell>
          <table:table-cell office:value-type="float" office:value="0.9732489185" calcext:value-type="float">
            <text:p>0.9732489185</text:p>
          </table:table-cell>
          <table:table-cell office:value-type="float" office:value="8.33074808" calcext:value-type="float">
            <text:p>8.33074808</text:p>
          </table:table-cell>
          <table:table-cell office:value-type="float" office:value="0.04197132" calcext:value-type="float">
            <text:p>0.04197132</text:p>
          </table:table-cell>
          <table:table-cell office:value-type="float" office:value="0.448143595" calcext:value-type="float">
            <text:p>0.448143595</text:p>
          </table:table-cell>
          <table:table-cell office:value-type="float" office:value="2.406212522" calcext:value-type="float">
            <text:p>2.406212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libseff/bench/skynet_bench/output/libseff_scheff_sleep</text:p>
          </table:table-cell>
          <table:table-cell office:value-type="float" office:value="0.19628583524" calcext:value-type="float">
            <text:p>0.19628583524</text:p>
          </table:table-cell>
          <table:table-cell office:value-type="float" office:value="0.00246561967946019" calcext:value-type="float">
            <text:p>0.00246561967946019</text:p>
          </table:table-cell>
          <table:table-cell office:value-type="float" office:value="0.196808151" calcext:value-type="float">
            <text:p>0.196808151</text:p>
          </table:table-cell>
          <table:table-cell office:value-type="float" office:value="1.5019987" calcext:value-type="float">
            <text:p>1.5019987</text:p>
          </table:table-cell>
          <table:table-cell office:value-type="float" office:value="0.0418791" calcext:value-type="float">
            <text:p>0.0418791</text:p>
          </table:table-cell>
          <table:table-cell office:value-type="float" office:value="0.190770475" calcext:value-type="float">
            <text:p>0.190770475</text:p>
          </table:table-cell>
          <table:table-cell office:value-type="float" office:value="0.202063304" calcext:value-type="float">
            <text:p>0.202063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ad_bench/output/indirect_prop_t</text:p>
          </table:table-cell>
          <table:table-cell office:value-type="float" office:value="0.00118123187600866" calcext:value-type="float">
            <text:p>0.00118123187600866</text:p>
          </table:table-cell>
          <table:table-cell office:value-type="float" office:value="0.000524517246861184" calcext:value-type="float">
            <text:p>0.000524517246861184</text:p>
          </table:table-cell>
          <table:table-cell office:value-type="float" office:value="0.001408404" calcext:value-type="float">
            <text:p>0.001408404</text:p>
          </table:table-cell>
          <table:table-cell office:value-type="float" office:value="0.000399844125172211" calcext:value-type="float">
            <text:p>0.000399844125172211</text:p>
          </table:table-cell>
          <table:table-cell office:value-type="float" office:value="0.000671200354260972" calcext:value-type="float">
            <text:p>0.000671200354260972</text:p>
          </table:table-cell>
          <table:table-cell office:value-type="float" office:value="0.000385672" calcext:value-type="float">
            <text:p>0.000385672</text:p>
          </table:table-cell>
          <table:table-cell office:value-type="float" office:value="0.011261349" calcext:value-type="float">
            <text:p>0.011261349</text:p>
          </table:table-cell>
          <table:table-cell/>
          <table:table-cell office:value-type="string" calcext:value-type="string">
            <text:p>/afs/inf.ed.ac.uk/user/s21/s2181033/libseff_disc/bench/libseff/bench/ad_bench/output/indirect_prop_t</text:p>
          </table:table-cell>
          <table:table-cell office:value-type="float" office:value="0.0020794422922893" calcext:value-type="float">
            <text:p>0.0020794422922893</text:p>
          </table:table-cell>
          <table:table-cell office:value-type="float" office:value="0.000921482565255139" calcext:value-type="float">
            <text:p>0.000921482565255139</text:p>
          </table:table-cell>
          <table:table-cell office:value-type="float" office:value="0.002224112" calcext:value-type="float">
            <text:p>0.002224112</text:p>
          </table:table-cell>
          <table:table-cell office:value-type="float" office:value="0.00115105439330544" calcext:value-type="float">
            <text:p>0.00115105439330544</text:p>
          </table:table-cell>
          <table:table-cell office:value-type="float" office:value="0.000804807531380753" calcext:value-type="float">
            <text:p>0.000804807531380753</text:p>
          </table:table-cell>
          <table:table-cell office:value-type="float" office:value="0.000747585" calcext:value-type="float">
            <text:p>0.000747585</text:p>
          </table:table-cell>
          <table:table-cell office:value-type="float" office:value="0.01130518" calcext:value-type="float">
            <text:p>0.01130518</text:p>
          </table:table-cell>
        </table:table-row>
        <table:table-row table:style-name="ro1">
          <table:table-cell office:value-type="string" calcext:value-type="string">
            <text:p>/afs/inf.ed.ac.uk/user/s21/s2181033/libseff_disc/bench/ad_bench/output/naive</text:p>
          </table:table-cell>
          <table:table-cell office:value-type="float" office:value="0.0030561579407314" calcext:value-type="float">
            <text:p>0.0030561579407314</text:p>
          </table:table-cell>
          <table:table-cell office:value-type="float" office:value="0.00115717251602989" calcext:value-type="float">
            <text:p>0.00115717251602989</text:p>
          </table:table-cell>
          <table:table-cell office:value-type="float" office:value="0.003688492" calcext:value-type="float">
            <text:p>0.003688492</text:p>
          </table:table-cell>
          <table:table-cell office:value-type="float" office:value="0.000698881462799496" calcext:value-type="float">
            <text:p>0.000698881462799496</text:p>
          </table:table-cell>
          <table:table-cell office:value-type="float" office:value="0.00219541740226986" calcext:value-type="float">
            <text:p>0.00219541740226986</text:p>
          </table:table-cell>
          <table:table-cell office:value-type="float" office:value="0.001009511" calcext:value-type="float">
            <text:p>0.001009511</text:p>
          </table:table-cell>
          <table:table-cell office:value-type="float" office:value="0.011274695" calcext:value-type="float">
            <text:p>0.011274695</text:p>
          </table:table-cell>
          <table:table-cell/>
          <table:table-cell office:value-type="string" calcext:value-type="string">
            <text:p>/afs/inf.ed.ac.uk/user/s21/s2181033/libseff_disc/bench/libseff/bench/ad_bench/output/naive</text:p>
          </table:table-cell>
          <table:table-cell office:value-type="float" office:value="0.0112700195318681" calcext:value-type="float">
            <text:p>0.0112700195318681</text:p>
          </table:table-cell>
          <table:table-cell office:value-type="float" office:value="0.00349902471974581" calcext:value-type="float">
            <text:p>0.00349902471974581</text:p>
          </table:table-cell>
          <table:table-cell office:value-type="float" office:value="0.01100155" calcext:value-type="float">
            <text:p>0.01100155</text:p>
          </table:table-cell>
          <table:table-cell office:value-type="float" office:value="0.00802013626373626" calcext:value-type="float">
            <text:p>0.00802013626373626</text:p>
          </table:table-cell>
          <table:table-cell office:value-type="float" office:value="0.0031172043956044" calcext:value-type="float">
            <text:p>0.0031172043956044</text:p>
          </table:table-cell>
          <table:table-cell office:value-type="float" office:value="0.004569993" calcext:value-type="float">
            <text:p>0.004569993</text:p>
          </table:table-cell>
          <table:table-cell office:value-type="float" office:value="0.018431542" calcext:value-type="float">
            <text:p>0.018431542</text:p>
          </table:table-cell>
        </table:table-row>
        <table:table-row table:style-name="ro1">
          <table:table-cell office:value-type="string" calcext:value-type="string">
            <text:p>/afs/inf.ed.ac.uk/user/s21/s2181033/libseff_disc/bench/ad_bench/output/no_alloc</text:p>
          </table:table-cell>
          <table:table-cell office:value-type="float" office:value="0.00114437338461538" calcext:value-type="float">
            <text:p>0.00114437338461538</text:p>
          </table:table-cell>
          <table:table-cell office:value-type="float" office:value="0.000490919196270395" calcext:value-type="float">
            <text:p>0.000490919196270395</text:p>
          </table:table-cell>
          <table:table-cell office:value-type="float" office:value="0.00121885" calcext:value-type="float">
            <text:p>0.00121885</text:p>
          </table:table-cell>
          <table:table-cell office:value-type="float" office:value="0.000384261284170375" calcext:value-type="float">
            <text:p>0.000384261284170375</text:p>
          </table:table-cell>
          <table:table-cell office:value-type="float" office:value="0.000650077558804831" calcext:value-type="float">
            <text:p>0.000650077558804831</text:p>
          </table:table-cell>
          <table:table-cell office:value-type="float" office:value="0.000406536" calcext:value-type="float">
            <text:p>0.000406536</text:p>
          </table:table-cell>
          <table:table-cell office:value-type="float" office:value="0.001939358" calcext:value-type="float">
            <text:p>0.001939358</text:p>
          </table:table-cell>
          <table:table-cell/>
          <table:table-cell office:value-type="string" calcext:value-type="string">
            <text:p>/afs/inf.ed.ac.uk/user/s21/s2181033/libseff_disc/bench/libseff/bench/ad_bench/output/no_alloc</text:p>
          </table:table-cell>
          <table:table-cell office:value-type="float" office:value="0.00134602115673981" calcext:value-type="float">
            <text:p>0.00134602115673981</text:p>
          </table:table-cell>
          <table:table-cell office:value-type="float" office:value="0.000701216320572176" calcext:value-type="float">
            <text:p>0.000701216320572176</text:p>
          </table:table-cell>
          <table:table-cell office:value-type="float" office:value="0.000985066" calcext:value-type="float">
            <text:p>0.000985066</text:p>
          </table:table-cell>
          <table:table-cell office:value-type="float" office:value="0.000779703239289446" calcext:value-type="float">
            <text:p>0.000779703239289446</text:p>
          </table:table-cell>
          <table:table-cell office:value-type="float" office:value="0.000484145245559039" calcext:value-type="float">
            <text:p>0.000484145245559039</text:p>
          </table:table-cell>
          <table:table-cell office:value-type="float" office:value="0.000730175" calcext:value-type="float">
            <text:p>0.000730175</text:p>
          </table:table-cell>
          <table:table-cell office:value-type="float" office:value="0.003364816" calcext:value-type="float">
            <text:p>0.003364816</text:p>
          </table:table-cell>
        </table:table-row>
        <table:table-row table:style-name="ro1">
          <table:table-cell office:value-type="string" calcext:value-type="string">
            <text:p>/afs/inf.ed.ac.uk/user/s21/s2181033/libseff_disc/bench/ad_bench/output/ptr_dbl_cast</text:p>
          </table:table-cell>
          <table:table-cell office:value-type="float" office:value="0.00153088973557423" calcext:value-type="float">
            <text:p>0.00153088973557423</text:p>
          </table:table-cell>
          <table:table-cell office:value-type="float" office:value="0.000367178204770218" calcext:value-type="float">
            <text:p>0.000367178204770218</text:p>
          </table:table-cell>
          <table:table-cell office:value-type="float" office:value="0.001624389" calcext:value-type="float">
            <text:p>0.001624389</text:p>
          </table:table-cell>
          <table:table-cell office:value-type="float" office:value="0.000425751820728291" calcext:value-type="float">
            <text:p>0.000425751820728291</text:p>
          </table:table-cell>
          <table:table-cell office:value-type="float" office:value="0.0009574918767507" calcext:value-type="float">
            <text:p>0.0009574918767507</text:p>
          </table:table-cell>
          <table:table-cell office:value-type="float" office:value="0.000523043" calcext:value-type="float">
            <text:p>0.000523043</text:p>
          </table:table-cell>
          <table:table-cell office:value-type="float" office:value="0.011294711" calcext:value-type="float">
            <text:p>0.011294711</text:p>
          </table:table-cell>
          <table:table-cell/>
          <table:table-cell office:value-type="string" calcext:value-type="string">
            <text:p>/afs/inf.ed.ac.uk/user/s21/s2181033/libseff_disc/bench/libseff/bench/ad_bench/output/ptr_dbl_cast</text:p>
          </table:table-cell>
          <table:table-cell office:value-type="float" office:value="0.00233281415045342" calcext:value-type="float">
            <text:p>0.00233281415045342</text:p>
          </table:table-cell>
          <table:table-cell office:value-type="float" office:value="0.000888070080874812" calcext:value-type="float">
            <text:p>0.000888070080874812</text:p>
          </table:table-cell>
          <table:table-cell office:value-type="float" office:value="0.0028247795" calcext:value-type="float">
            <text:p>0.0028247795</text:p>
          </table:table-cell>
          <table:table-cell office:value-type="float" office:value="0.00130620568837593" calcext:value-type="float">
            <text:p>0.00130620568837593</text:p>
          </table:table-cell>
          <table:table-cell office:value-type="float" office:value="0.000897210634789777" calcext:value-type="float">
            <text:p>0.000897210634789777</text:p>
          </table:table-cell>
          <table:table-cell office:value-type="float" office:value="0.00071253" calcext:value-type="float">
            <text:p>0.00071253</text:p>
          </table:table-cell>
          <table:table-cell office:value-type="float" office:value="0.01122989" calcext:value-type="float">
            <text:p>0.01122989</text:p>
          </table:table-cell>
        </table:table-row>
        <table:table-row table:style-name="ro1">
          <table:table-cell office:value-type="string" calcext:value-type="string">
            <text:p>/afs/inf.ed.ac.uk/user/s21/s2181033/libseff_disc/bench/chameneos_bench/output/chameneos_actors</text:p>
          </table:table-cell>
          <table:table-cell office:value-type="float" office:value="0.00305831111570248" calcext:value-type="float">
            <text:p>0.00305831111570248</text:p>
          </table:table-cell>
          <table:table-cell office:value-type="float" office:value="0.000586902877338175" calcext:value-type="float">
            <text:p>0.000586902877338175</text:p>
          </table:table-cell>
          <table:table-cell office:value-type="float" office:value="0.003287146" calcext:value-type="float">
            <text:p>0.003287146</text:p>
          </table:table-cell>
          <table:table-cell office:value-type="float" office:value="0.00180189138134593" calcext:value-type="float">
            <text:p>0.00180189138134593</text:p>
          </table:table-cell>
          <table:table-cell office:value-type="float" office:value="0.00109076977567887" calcext:value-type="float">
            <text:p>0.00109076977567887</text:p>
          </table:table-cell>
          <table:table-cell office:value-type="float" office:value="0.000904004" calcext:value-type="float">
            <text:p>0.000904004</text:p>
          </table:table-cell>
          <table:table-cell office:value-type="float" office:value="0.003946232" calcext:value-type="float">
            <text:p>0.003946232</text:p>
          </table:table-cell>
          <table:table-cell/>
          <table:table-cell office:value-type="string" calcext:value-type="string">
            <text:p>/afs/inf.ed.ac.uk/user/s21/s2181033/libseff_disc/bench/libseff/bench/chameneos_bench/output/chameneos_actors</text:p>
          </table:table-cell>
          <table:table-cell office:value-type="float" office:value="0.00551453622857142" calcext:value-type="float">
            <text:p>0.00551453622857142</text:p>
          </table:table-cell>
          <table:table-cell office:value-type="float" office:value="0.000864075107759607" calcext:value-type="float">
            <text:p>0.000864075107759607</text:p>
          </table:table-cell>
          <table:table-cell office:value-type="float" office:value="0.005738891" calcext:value-type="float">
            <text:p>0.005738891</text:p>
          </table:table-cell>
          <table:table-cell office:value-type="float" office:value="0.00392986857142857" calcext:value-type="float">
            <text:p>0.00392986857142857</text:p>
          </table:table-cell>
          <table:table-cell office:value-type="float" office:value="0.00139061904761905" calcext:value-type="float">
            <text:p>0.00139061904761905</text:p>
          </table:table-cell>
          <table:table-cell office:value-type="float" office:value="0.001770408" calcext:value-type="float">
            <text:p>0.001770408</text:p>
          </table:table-cell>
          <table:table-cell office:value-type="float" office:value="0.011384091" calcext:value-type="float">
            <text:p>0.011384091</text:p>
          </table:table-cell>
        </table:table-row>
        <table:table-row table:style-name="ro1">
          <table:table-cell office:value-type="string" calcext:value-type="string">
            <text:p>/afs/inf.ed.ac.uk/user/s21/s2181033/libseff_disc/bench/chameneos_bench/output/chameneos_effect_actors</text:p>
          </table:table-cell>
          <table:table-cell office:value-type="float" office:value="0.00316578800252525" calcext:value-type="float">
            <text:p>0.00316578800252525</text:p>
          </table:table-cell>
          <table:table-cell office:value-type="float" office:value="0.000743093797915002" calcext:value-type="float">
            <text:p>0.000743093797915002</text:p>
          </table:table-cell>
          <table:table-cell office:value-type="float" office:value="0.003448858" calcext:value-type="float">
            <text:p>0.003448858</text:p>
          </table:table-cell>
          <table:table-cell office:value-type="float" office:value="0.00184962121212121" calcext:value-type="float">
            <text:p>0.00184962121212121</text:p>
          </table:table-cell>
          <table:table-cell office:value-type="float" office:value="0.00114543434343434" calcext:value-type="float">
            <text:p>0.00114543434343434</text:p>
          </table:table-cell>
          <table:table-cell office:value-type="float" office:value="0.00090484" calcext:value-type="float">
            <text:p>0.00090484</text:p>
          </table:table-cell>
          <table:table-cell office:value-type="float" office:value="0.011367621" calcext:value-type="float">
            <text:p>0.011367621</text:p>
          </table:table-cell>
          <table:table-cell/>
          <table:table-cell office:value-type="string" calcext:value-type="string">
            <text:p>/afs/inf.ed.ac.uk/user/s21/s2181033/libseff_disc/bench/libseff/bench/chameneos_bench/output/chameneos_effect_actors</text:p>
          </table:table-cell>
          <table:table-cell office:value-type="float" office:value="0.00611546240101523" calcext:value-type="float">
            <text:p>0.00611546240101523</text:p>
          </table:table-cell>
          <table:table-cell office:value-type="float" office:value="0.00205716122779074" calcext:value-type="float">
            <text:p>0.00205716122779074</text:p>
          </table:table-cell>
          <table:table-cell office:value-type="float" office:value="0.007157627" calcext:value-type="float">
            <text:p>0.007157627</text:p>
          </table:table-cell>
          <table:table-cell office:value-type="float" office:value="0.00454579441624365" calcext:value-type="float">
            <text:p>0.00454579441624365</text:p>
          </table:table-cell>
          <table:table-cell office:value-type="float" office:value="0.00140418527918782" calcext:value-type="float">
            <text:p>0.00140418527918782</text:p>
          </table:table-cell>
          <table:table-cell office:value-type="float" office:value="0.001792849" calcext:value-type="float">
            <text:p>0.001792849</text:p>
          </table:table-cell>
          <table:table-cell office:value-type="float" office:value="0.009679709" calcext:value-type="float">
            <text:p>0.009679709</text:p>
          </table:table-cell>
        </table:table-row>
        <table:table-row table:style-name="ro1">
          <table:table-cell office:value-type="string" calcext:value-type="string">
            <text:p>/afs/inf.ed.ac.uk/user/s21/s2181033/libseff_disc/bench/chameneos_bench/output/chameneos_effect_direct</text:p>
          </table:table-cell>
          <table:table-cell office:value-type="float" office:value="0.00140373170694523" calcext:value-type="float">
            <text:p>0.00140373170694523</text:p>
          </table:table-cell>
          <table:table-cell office:value-type="float" office:value="0.000466360902133969" calcext:value-type="float">
            <text:p>0.000466360902133969</text:p>
          </table:table-cell>
          <table:table-cell office:value-type="float" office:value="0.00154715" calcext:value-type="float">
            <text:p>0.00154715</text:p>
          </table:table-cell>
          <table:table-cell office:value-type="float" office:value="0.000389191981931113" calcext:value-type="float">
            <text:p>0.000389191981931113</text:p>
          </table:table-cell>
          <table:table-cell office:value-type="float" office:value="0.000892761716544325" calcext:value-type="float">
            <text:p>0.000892761716544325</text:p>
          </table:table-cell>
          <table:table-cell office:value-type="float" office:value="0.00048515" calcext:value-type="float">
            <text:p>0.00048515</text:p>
          </table:table-cell>
          <table:table-cell office:value-type="float" office:value="0.002395767" calcext:value-type="float">
            <text:p>0.002395767</text:p>
          </table:table-cell>
          <table:table-cell/>
          <table:table-cell office:value-type="string" calcext:value-type="string">
            <text:p>/afs/inf.ed.ac.uk/user/s21/s2181033/libseff_disc/bench/libseff/bench/chameneos_bench/output/chameneos_effect_direct</text:p>
          </table:table-cell>
          <table:table-cell office:value-type="float" office:value="0.00198651139189638" calcext:value-type="float">
            <text:p>0.00198651139189638</text:p>
          </table:table-cell>
          <table:table-cell office:value-type="float" office:value="0.000851130039111481" calcext:value-type="float">
            <text:p>0.000851130039111481</text:p>
          </table:table-cell>
          <table:table-cell office:value-type="float" office:value="0.002243299" calcext:value-type="float">
            <text:p>0.002243299</text:p>
          </table:table-cell>
          <table:table-cell office:value-type="float" office:value="0.000963229491863168" calcext:value-type="float">
            <text:p>0.000963229491863168</text:p>
          </table:table-cell>
          <table:table-cell office:value-type="float" office:value="0.000892657588840917" calcext:value-type="float">
            <text:p>0.000892657588840917</text:p>
          </table:table-cell>
          <table:table-cell office:value-type="float" office:value="0.000658265" calcext:value-type="float">
            <text:p>0.000658265</text:p>
          </table:table-cell>
          <table:table-cell office:value-type="float" office:value="0.011373627" calcext:value-type="float">
            <text:p>0.011373627</text:p>
          </table:table-cell>
        </table:table-row>
        <table:table-row table:style-name="ro1">
          <table:table-cell office:value-type="string" calcext:value-type="string">
            <text:p>/afs/inf.ed.ac.uk/user/s21/s2181033/libseff_disc/bench/libseff/bench/ad_bench/output/indirect_prop_t</text:p>
          </table:table-cell>
          <table:table-cell office:value-type="float" office:value="0.0020794422922893" calcext:value-type="float">
            <text:p>0.0020794422922893</text:p>
          </table:table-cell>
          <table:table-cell office:value-type="float" office:value="0.000921482565255139" calcext:value-type="float">
            <text:p>0.000921482565255139</text:p>
          </table:table-cell>
          <table:table-cell office:value-type="float" office:value="0.002224112" calcext:value-type="float">
            <text:p>0.002224112</text:p>
          </table:table-cell>
          <table:table-cell office:value-type="float" office:value="0.00115105439330544" calcext:value-type="float">
            <text:p>0.00115105439330544</text:p>
          </table:table-cell>
          <table:table-cell office:value-type="float" office:value="0.000804807531380753" calcext:value-type="float">
            <text:p>0.000804807531380753</text:p>
          </table:table-cell>
          <table:table-cell office:value-type="float" office:value="0.000747585" calcext:value-type="float">
            <text:p>0.000747585</text:p>
          </table:table-cell>
          <table:table-cell office:value-type="float" office:value="0.01130518" calcext:value-type="float">
            <text:p>0.01130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libseff/bench/ad_bench/output/naive</text:p>
          </table:table-cell>
          <table:table-cell office:value-type="float" office:value="0.0112700195318681" calcext:value-type="float">
            <text:p>0.0112700195318681</text:p>
          </table:table-cell>
          <table:table-cell office:value-type="float" office:value="0.00349902471974581" calcext:value-type="float">
            <text:p>0.00349902471974581</text:p>
          </table:table-cell>
          <table:table-cell office:value-type="float" office:value="0.01100155" calcext:value-type="float">
            <text:p>0.01100155</text:p>
          </table:table-cell>
          <table:table-cell office:value-type="float" office:value="0.00802013626373626" calcext:value-type="float">
            <text:p>0.00802013626373626</text:p>
          </table:table-cell>
          <table:table-cell office:value-type="float" office:value="0.0031172043956044" calcext:value-type="float">
            <text:p>0.0031172043956044</text:p>
          </table:table-cell>
          <table:table-cell office:value-type="float" office:value="0.004569993" calcext:value-type="float">
            <text:p>0.004569993</text:p>
          </table:table-cell>
          <table:table-cell office:value-type="float" office:value="0.018431542" calcext:value-type="float">
            <text:p>0.01843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libseff/bench/ad_bench/output/no_alloc</text:p>
          </table:table-cell>
          <table:table-cell office:value-type="float" office:value="0.00134602115673981" calcext:value-type="float">
            <text:p>0.00134602115673981</text:p>
          </table:table-cell>
          <table:table-cell office:value-type="float" office:value="0.000701216320572176" calcext:value-type="float">
            <text:p>0.000701216320572176</text:p>
          </table:table-cell>
          <table:table-cell office:value-type="float" office:value="0.000985066" calcext:value-type="float">
            <text:p>0.000985066</text:p>
          </table:table-cell>
          <table:table-cell office:value-type="float" office:value="0.000779703239289446" calcext:value-type="float">
            <text:p>0.000779703239289446</text:p>
          </table:table-cell>
          <table:table-cell office:value-type="float" office:value="0.000484145245559039" calcext:value-type="float">
            <text:p>0.000484145245559039</text:p>
          </table:table-cell>
          <table:table-cell office:value-type="float" office:value="0.000730175" calcext:value-type="float">
            <text:p>0.000730175</text:p>
          </table:table-cell>
          <table:table-cell office:value-type="float" office:value="0.003364816" calcext:value-type="float">
            <text:p>0.0033648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libseff/bench/ad_bench/output/ptr_dbl_cast</text:p>
          </table:table-cell>
          <table:table-cell office:value-type="float" office:value="0.00233281415045342" calcext:value-type="float">
            <text:p>0.00233281415045342</text:p>
          </table:table-cell>
          <table:table-cell office:value-type="float" office:value="0.000888070080874812" calcext:value-type="float">
            <text:p>0.000888070080874812</text:p>
          </table:table-cell>
          <table:table-cell office:value-type="float" office:value="0.0028247795" calcext:value-type="float">
            <text:p>0.0028247795</text:p>
          </table:table-cell>
          <table:table-cell office:value-type="float" office:value="0.00130620568837593" calcext:value-type="float">
            <text:p>0.00130620568837593</text:p>
          </table:table-cell>
          <table:table-cell office:value-type="float" office:value="0.000897210634789777" calcext:value-type="float">
            <text:p>0.000897210634789777</text:p>
          </table:table-cell>
          <table:table-cell office:value-type="float" office:value="0.00071253" calcext:value-type="float">
            <text:p>0.00071253</text:p>
          </table:table-cell>
          <table:table-cell office:value-type="float" office:value="0.01122989" calcext:value-type="float">
            <text:p>0.01122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libseff/bench/chameneos_bench/output/chameneos_actors</text:p>
          </table:table-cell>
          <table:table-cell office:value-type="float" office:value="0.00551453622857142" calcext:value-type="float">
            <text:p>0.00551453622857142</text:p>
          </table:table-cell>
          <table:table-cell office:value-type="float" office:value="0.000864075107759607" calcext:value-type="float">
            <text:p>0.000864075107759607</text:p>
          </table:table-cell>
          <table:table-cell office:value-type="float" office:value="0.005738891" calcext:value-type="float">
            <text:p>0.005738891</text:p>
          </table:table-cell>
          <table:table-cell office:value-type="float" office:value="0.00392986857142857" calcext:value-type="float">
            <text:p>0.00392986857142857</text:p>
          </table:table-cell>
          <table:table-cell office:value-type="float" office:value="0.00139061904761905" calcext:value-type="float">
            <text:p>0.00139061904761905</text:p>
          </table:table-cell>
          <table:table-cell office:value-type="float" office:value="0.001770408" calcext:value-type="float">
            <text:p>0.001770408</text:p>
          </table:table-cell>
          <table:table-cell office:value-type="float" office:value="0.011384091" calcext:value-type="float">
            <text:p>0.011384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libseff/bench/chameneos_bench/output/chameneos_effect_actors</text:p>
          </table:table-cell>
          <table:table-cell office:value-type="float" office:value="0.00611546240101523" calcext:value-type="float">
            <text:p>0.00611546240101523</text:p>
          </table:table-cell>
          <table:table-cell office:value-type="float" office:value="0.00205716122779074" calcext:value-type="float">
            <text:p>0.00205716122779074</text:p>
          </table:table-cell>
          <table:table-cell office:value-type="float" office:value="0.007157627" calcext:value-type="float">
            <text:p>0.007157627</text:p>
          </table:table-cell>
          <table:table-cell office:value-type="float" office:value="0.00454579441624365" calcext:value-type="float">
            <text:p>0.00454579441624365</text:p>
          </table:table-cell>
          <table:table-cell office:value-type="float" office:value="0.00140418527918782" calcext:value-type="float">
            <text:p>0.00140418527918782</text:p>
          </table:table-cell>
          <table:table-cell office:value-type="float" office:value="0.001792849" calcext:value-type="float">
            <text:p>0.001792849</text:p>
          </table:table-cell>
          <table:table-cell office:value-type="float" office:value="0.009679709" calcext:value-type="float">
            <text:p>0.009679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libseff/bench/chameneos_bench/output/chameneos_effect_direct</text:p>
          </table:table-cell>
          <table:table-cell office:value-type="float" office:value="0.00198651139189638" calcext:value-type="float">
            <text:p>0.00198651139189638</text:p>
          </table:table-cell>
          <table:table-cell office:value-type="float" office:value="0.000851130039111481" calcext:value-type="float">
            <text:p>0.000851130039111481</text:p>
          </table:table-cell>
          <table:table-cell office:value-type="float" office:value="0.002243299" calcext:value-type="float">
            <text:p>0.002243299</text:p>
          </table:table-cell>
          <table:table-cell office:value-type="float" office:value="0.000963229491863168" calcext:value-type="float">
            <text:p>0.000963229491863168</text:p>
          </table:table-cell>
          <table:table-cell office:value-type="float" office:value="0.000892657588840917" calcext:value-type="float">
            <text:p>0.000892657588840917</text:p>
          </table:table-cell>
          <table:table-cell office:value-type="float" office:value="0.000658265" calcext:value-type="float">
            <text:p>0.000658265</text:p>
          </table:table-cell>
          <table:table-cell office:value-type="float" office:value="0.011373627" calcext:value-type="float">
            <text:p>0.011373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afs/inf.ed.ac.uk/user/s21/s2181033/libseff_disc/bench/handler_stack_bench/output/new/tall</text:p>
          </table:table-cell>
          <table:table-cell office:value-type="float" office:value="6.66665619344" calcext:value-type="float">
            <text:p>6.66665619344</text:p>
          </table:table-cell>
          <table:table-cell office:value-type="float" office:value="0.155578433430149" calcext:value-type="float">
            <text:p>0.155578433430149</text:p>
          </table:table-cell>
          <table:table-cell office:value-type="float" office:value="6.6251749705" calcext:value-type="float">
            <text:p>6.6251749705</text:p>
          </table:table-cell>
          <table:table-cell office:value-type="float" office:value="6.6493208" calcext:value-type="float">
            <text:p>6.6493208</text:p>
          </table:table-cell>
          <table:table-cell office:value-type="float" office:value="0.01689956" calcext:value-type="float">
            <text:p>0.01689956</text:p>
          </table:table-cell>
          <table:table-cell office:value-type="float" office:value="6.464253092" calcext:value-type="float">
            <text:p>6.464253092</text:p>
          </table:table-cell>
          <table:table-cell office:value-type="float" office:value="7.314238729" calcext:value-type="float">
            <text:p>7.314238729</text:p>
          </table:table-cell>
          <table:table-cell/>
          <table:table-cell office:value-type="string" calcext:value-type="string">
            <text:p>/afs/inf.ed.ac.uk/user/s21/s2181033/libseff_disc/bench/handler_stack_bench/output/orig/tall</text:p>
          </table:table-cell>
          <table:table-cell office:value-type="float" office:value="8.53762307524" calcext:value-type="float">
            <text:p>8.53762307524</text:p>
          </table:table-cell>
          <table:table-cell office:value-type="float" office:value="0.113589253739233" calcext:value-type="float">
            <text:p>0.113589253739233</text:p>
          </table:table-cell>
          <table:table-cell office:value-type="float" office:value="8.513530194" calcext:value-type="float">
            <text:p>8.513530194</text:p>
          </table:table-cell>
          <table:table-cell office:value-type="float" office:value="8.48172258" calcext:value-type="float">
            <text:p>8.48172258</text:p>
          </table:table-cell>
          <table:table-cell office:value-type="float" office:value="0.05537844" calcext:value-type="float">
            <text:p>0.05537844</text:p>
          </table:table-cell>
          <table:table-cell office:value-type="float" office:value="8.355233194" calcext:value-type="float">
            <text:p>8.355233194</text:p>
          </table:table-cell>
          <table:table-cell office:value-type="float" office:value="8.859750752" calcext:value-type="float">
            <text:p>8.859750752</text:p>
          </table:table-cell>
        </table:table-row>
        <table:table-row table:style-name="ro1">
          <table:table-cell office:value-type="string" calcext:value-type="string">
            <text:p>/afs/inf.ed.ac.uk/user/s21/s2181033/libseff_disc/bench/handler_stack_bench/output/orig/tall</text:p>
          </table:table-cell>
          <table:table-cell office:value-type="float" office:value="8.53762307524" calcext:value-type="float">
            <text:p>8.53762307524</text:p>
          </table:table-cell>
          <table:table-cell office:value-type="float" office:value="0.113589253739233" calcext:value-type="float">
            <text:p>0.113589253739233</text:p>
          </table:table-cell>
          <table:table-cell office:value-type="float" office:value="8.513530194" calcext:value-type="float">
            <text:p>8.513530194</text:p>
          </table:table-cell>
          <table:table-cell office:value-type="float" office:value="8.48172258" calcext:value-type="float">
            <text:p>8.48172258</text:p>
          </table:table-cell>
          <table:table-cell office:value-type="float" office:value="0.05537844" calcext:value-type="float">
            <text:p>0.05537844</text:p>
          </table:table-cell>
          <table:table-cell office:value-type="float" office:value="8.355233194" calcext:value-type="float">
            <text:p>8.355233194</text:p>
          </table:table-cell>
          <table:table-cell office:value-type="float" office:value="8.859750752" calcext:value-type="float">
            <text:p>8.859750752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afs/inf.ed.ac.uk/user/s21/s2181033/libseff_disc/bench/skynet_bench/output/libseff</text:p>
          </table:table-cell>
          <table:table-cell office:value-type="float" office:value="0.0946976158" calcext:value-type="float">
            <text:p>0.0946976158</text:p>
          </table:table-cell>
          <table:table-cell office:value-type="float" office:value="0.000963392807138312" calcext:value-type="float">
            <text:p>0.000963392807138312</text:p>
          </table:table-cell>
          <table:table-cell office:value-type="float" office:value="0.0942611365" calcext:value-type="float">
            <text:p>0.0942611365</text:p>
          </table:table-cell>
          <table:table-cell office:value-type="float" office:value="0.09419022" calcext:value-type="float">
            <text:p>0.09419022</text:p>
          </table:table-cell>
          <table:table-cell office:value-type="float" office:value="0.00033946" calcext:value-type="float">
            <text:p>0.00033946</text:p>
          </table:table-cell>
          <table:table-cell office:value-type="float" office:value="0.09382496" calcext:value-type="float">
            <text:p>0.09382496</text:p>
          </table:table-cell>
          <table:table-cell office:value-type="float" office:value="0.098020903" calcext:value-type="float">
            <text:p>0.098020903</text:p>
          </table:table-cell>
          <table:table-cell/>
          <table:table-cell office:value-type="string" calcext:value-type="string">
            <text:p>/afs/inf.ed.ac.uk/user/s21/s2181033/libseff_disc/bench/libseff/bench/skynet_bench/output/libseff</text:p>
          </table:table-cell>
          <table:table-cell office:value-type="float" office:value="0.49571283706" calcext:value-type="float">
            <text:p>0.49571283706</text:p>
          </table:table-cell>
          <table:table-cell office:value-type="float" office:value="0.00441075792715573" calcext:value-type="float">
            <text:p>0.00441075792715573</text:p>
          </table:table-cell>
          <table:table-cell office:value-type="float" office:value="0.4946743865" calcext:value-type="float">
            <text:p>0.4946743865</text:p>
          </table:table-cell>
          <table:table-cell office:value-type="float" office:value="0.4948932" calcext:value-type="float">
            <text:p>0.4948932</text:p>
          </table:table-cell>
          <table:table-cell office:value-type="float" office:value="0.00055958" calcext:value-type="float">
            <text:p>0.00055958</text:p>
          </table:table-cell>
          <table:table-cell office:value-type="float" office:value="0.490356926" calcext:value-type="float">
            <text:p>0.490356926</text:p>
          </table:table-cell>
          <table:table-cell office:value-type="float" office:value="0.518108007" calcext:value-type="float">
            <text:p>0.518108007</text:p>
          </table:table-cell>
        </table:table-row>
        <table:table-row table:style-name="ro1">
          <table:table-cell office:value-type="string" calcext:value-type="string">
            <text:p>/afs/inf.ed.ac.uk/user/s21/s2181033/libseff_disc/bench/skynet_bench/output/libseff_async</text:p>
          </table:table-cell>
          <table:table-cell office:value-type="float" office:value="0.08460238316" calcext:value-type="float">
            <text:p>0.08460238316</text:p>
          </table:table-cell>
          <table:table-cell office:value-type="float" office:value="0.00189229926655015" calcext:value-type="float">
            <text:p>0.00189229926655015</text:p>
          </table:table-cell>
          <table:table-cell office:value-type="float" office:value="0.084767933" calcext:value-type="float">
            <text:p>0.084767933</text:p>
          </table:table-cell>
          <table:table-cell office:value-type="float" office:value="0.66421924" calcext:value-type="float">
            <text:p>0.66421924</text:p>
          </table:table-cell>
          <table:table-cell office:value-type="float" office:value="0.0039966" calcext:value-type="float">
            <text:p>0.0039966</text:p>
          </table:table-cell>
          <table:table-cell office:value-type="float" office:value="0.080495457" calcext:value-type="float">
            <text:p>0.080495457</text:p>
          </table:table-cell>
          <table:table-cell office:value-type="float" office:value="0.090213061" calcext:value-type="float">
            <text:p>0.090213061</text:p>
          </table:table-cell>
          <table:table-cell/>
          <table:table-cell office:value-type="string" calcext:value-type="string">
            <text:p>/afs/inf.ed.ac.uk/user/s21/s2181033/libseff_disc/bench/libseff/bench/skynet_bench/output/libseff_async</text:p>
          </table:table-cell>
          <table:table-cell office:value-type="float" office:value="0.14846765422" calcext:value-type="float">
            <text:p>0.14846765422</text:p>
          </table:table-cell>
          <table:table-cell office:value-type="float" office:value="0.00219536346715688" calcext:value-type="float">
            <text:p>0.00219536346715688</text:p>
          </table:table-cell>
          <table:table-cell office:value-type="float" office:value="0.14818555" calcext:value-type="float">
            <text:p>0.14818555</text:p>
          </table:table-cell>
          <table:table-cell office:value-type="float" office:value="1.1759416" calcext:value-type="float">
            <text:p>1.1759416</text:p>
          </table:table-cell>
          <table:table-cell office:value-type="float" office:value="0.0031206" calcext:value-type="float">
            <text:p>0.0031206</text:p>
          </table:table-cell>
          <table:table-cell office:value-type="float" office:value="0.144748685" calcext:value-type="float">
            <text:p>0.144748685</text:p>
          </table:table-cell>
          <table:table-cell office:value-type="float" office:value="0.154997775" calcext:value-type="float">
            <text:p>0.154997775</text:p>
          </table:table-cell>
        </table:table-row>
        <table:table-row table:style-name="ro1">
          <table:table-cell office:value-type="string" calcext:value-type="string">
            <text:p>/afs/inf.ed.ac.uk/user/s21/s2181033/libseff_disc/bench/skynet_bench/output/libseff_async_tk</text:p>
          </table:table-cell>
          <table:table-cell office:value-type="float" office:value="0.09499301888" calcext:value-type="float">
            <text:p>0.09499301888</text:p>
          </table:table-cell>
          <table:table-cell office:value-type="float" office:value="0.0036303518301665" calcext:value-type="float">
            <text:p>0.0036303518301665</text:p>
          </table:table-cell>
          <table:table-cell office:value-type="float" office:value="0.094660005" calcext:value-type="float">
            <text:p>0.094660005</text:p>
          </table:table-cell>
          <table:table-cell office:value-type="float" office:value="0.72622828" calcext:value-type="float">
            <text:p>0.72622828</text:p>
          </table:table-cell>
          <table:table-cell office:value-type="float" office:value="0.01701808" calcext:value-type="float">
            <text:p>0.01701808</text:p>
          </table:table-cell>
          <table:table-cell office:value-type="float" office:value="0.085294954" calcext:value-type="float">
            <text:p>0.085294954</text:p>
          </table:table-cell>
          <table:table-cell office:value-type="float" office:value="0.101031013" calcext:value-type="float">
            <text:p>0.101031013</text:p>
          </table:table-cell>
          <table:table-cell/>
          <table:table-cell office:value-type="string" calcext:value-type="string">
            <text:p>/afs/inf.ed.ac.uk/user/s21/s2181033/libseff_disc/bench/libseff/bench/skynet_bench/output/libseff_async_tk</text:p>
          </table:table-cell>
          <table:table-cell office:value-type="float" office:value="0.14573854532" calcext:value-type="float">
            <text:p>0.14573854532</text:p>
          </table:table-cell>
          <table:table-cell office:value-type="float" office:value="0.00215789293853075" calcext:value-type="float">
            <text:p>0.00215789293853075</text:p>
          </table:table-cell>
          <table:table-cell office:value-type="float" office:value="0.145395291" calcext:value-type="float">
            <text:p>0.145395291</text:p>
          </table:table-cell>
          <table:table-cell office:value-type="float" office:value="1.13512818" calcext:value-type="float">
            <text:p>1.13512818</text:p>
          </table:table-cell>
          <table:table-cell office:value-type="float" office:value="0.01488628" calcext:value-type="float">
            <text:p>0.01488628</text:p>
          </table:table-cell>
          <table:table-cell office:value-type="float" office:value="0.141453875" calcext:value-type="float">
            <text:p>0.141453875</text:p>
          </table:table-cell>
          <table:table-cell office:value-type="float" office:value="0.151263461" calcext:value-type="float">
            <text:p>0.151263461</text:p>
          </table:table-cell>
        </table:table-row>
        <table:table-row table:style-name="ro1">
          <table:table-cell office:value-type="string" calcext:value-type="string">
            <text:p>/afs/inf.ed.ac.uk/user/s21/s2181033/libseff_disc/bench/skynet_bench/output/libseff_scheff_poll</text:p>
          </table:table-cell>
          <table:table-cell office:value-type="float" office:value="0.43871575562" calcext:value-type="float">
            <text:p>0.43871575562</text:p>
          </table:table-cell>
          <table:table-cell office:value-type="float" office:value="0.0703167433981843" calcext:value-type="float">
            <text:p>0.0703167433981843</text:p>
          </table:table-cell>
          <table:table-cell office:value-type="float" office:value="0.4281698115" calcext:value-type="float">
            <text:p>0.4281698115</text:p>
          </table:table-cell>
          <table:table-cell office:value-type="float" office:value="3.44391822" calcext:value-type="float">
            <text:p>3.44391822</text:p>
          </table:table-cell>
          <table:table-cell office:value-type="float" office:value="0.04034964" calcext:value-type="float">
            <text:p>0.04034964</text:p>
          </table:table-cell>
          <table:table-cell office:value-type="float" office:value="0.262798331" calcext:value-type="float">
            <text:p>0.262798331</text:p>
          </table:table-cell>
          <table:table-cell office:value-type="float" office:value="0.622233414" calcext:value-type="float">
            <text:p>0.622233414</text:p>
          </table:table-cell>
          <table:table-cell/>
          <table:table-cell office:value-type="string" calcext:value-type="string">
            <text:p>/afs/inf.ed.ac.uk/user/s21/s2181033/libseff_disc/bench/libseff/bench/skynet_bench/output/libseff_scheff_poll</text:p>
          </table:table-cell>
          <table:table-cell office:value-type="float" office:value="1.05006769828" calcext:value-type="float">
            <text:p>1.05006769828</text:p>
          </table:table-cell>
          <table:table-cell office:value-type="float" office:value="0.308912670220775" calcext:value-type="float">
            <text:p>0.308912670220775</text:p>
          </table:table-cell>
          <table:table-cell office:value-type="float" office:value="0.9732489185" calcext:value-type="float">
            <text:p>0.9732489185</text:p>
          </table:table-cell>
          <table:table-cell office:value-type="float" office:value="8.33074808" calcext:value-type="float">
            <text:p>8.33074808</text:p>
          </table:table-cell>
          <table:table-cell office:value-type="float" office:value="0.04197132" calcext:value-type="float">
            <text:p>0.04197132</text:p>
          </table:table-cell>
          <table:table-cell office:value-type="float" office:value="0.448143595" calcext:value-type="float">
            <text:p>0.448143595</text:p>
          </table:table-cell>
          <table:table-cell office:value-type="float" office:value="2.406212522" calcext:value-type="float">
            <text:p>2.406212522</text:p>
          </table:table-cell>
        </table:table-row>
        <table:table-row table:style-name="ro1">
          <table:table-cell office:value-type="string" calcext:value-type="string">
            <text:p>/afs/inf.ed.ac.uk/user/s21/s2181033/libseff_disc/bench/skynet_bench/output/libseff_scheff_sleep</text:p>
          </table:table-cell>
          <table:table-cell office:value-type="float" office:value="0.09150777038" calcext:value-type="float">
            <text:p>0.09150777038</text:p>
          </table:table-cell>
          <table:table-cell office:value-type="float" office:value="0.00231580782119255" calcext:value-type="float">
            <text:p>0.00231580782119255</text:p>
          </table:table-cell>
          <table:table-cell office:value-type="float" office:value="0.091655158" calcext:value-type="float">
            <text:p>0.091655158</text:p>
          </table:table-cell>
          <table:table-cell office:value-type="float" office:value="0.66920772" calcext:value-type="float">
            <text:p>0.66920772</text:p>
          </table:table-cell>
          <table:table-cell office:value-type="float" office:value="0.0413966" calcext:value-type="float">
            <text:p>0.0413966</text:p>
          </table:table-cell>
          <table:table-cell office:value-type="float" office:value="0.087245118" calcext:value-type="float">
            <text:p>0.087245118</text:p>
          </table:table-cell>
          <table:table-cell office:value-type="float" office:value="0.097402112" calcext:value-type="float">
            <text:p>0.097402112</text:p>
          </table:table-cell>
          <table:table-cell/>
          <table:table-cell office:value-type="string" calcext:value-type="string">
            <text:p>/afs/inf.ed.ac.uk/user/s21/s2181033/libseff_disc/bench/libseff/bench/skynet_bench/output/libseff_scheff_sleep</text:p>
          </table:table-cell>
          <table:table-cell office:value-type="float" office:value="0.19628583524" calcext:value-type="float">
            <text:p>0.19628583524</text:p>
          </table:table-cell>
          <table:table-cell office:value-type="float" office:value="0.00246561967946019" calcext:value-type="float">
            <text:p>0.00246561967946019</text:p>
          </table:table-cell>
          <table:table-cell office:value-type="float" office:value="0.196808151" calcext:value-type="float">
            <text:p>0.196808151</text:p>
          </table:table-cell>
          <table:table-cell office:value-type="float" office:value="1.5019987" calcext:value-type="float">
            <text:p>1.5019987</text:p>
          </table:table-cell>
          <table:table-cell office:value-type="float" office:value="0.0418791" calcext:value-type="float">
            <text:p>0.0418791</text:p>
          </table:table-cell>
          <table:table-cell office:value-type="float" office:value="0.190770475" calcext:value-type="float">
            <text:p>0.190770475</text:p>
          </table:table-cell>
          <table:table-cell office:value-type="float" office:value="0.202063304" calcext:value-type="float">
            <text:p>0.202063304</text:p>
          </table:table-cell>
        </table:table-row>
        <table:table-row table:style-name="ro1">
          <table:table-cell office:value-type="string" calcext:value-type="string">
            <text:p>/afs/inf.ed.ac.uk/user/s21/s2181033/libseff_disc/bench/ad_bench/output/indirect_prop_t</text:p>
          </table:table-cell>
          <table:table-cell office:value-type="float" office:value="0.00118123187600866" calcext:value-type="float">
            <text:p>0.00118123187600866</text:p>
          </table:table-cell>
          <table:table-cell office:value-type="float" office:value="0.000524517246861184" calcext:value-type="float">
            <text:p>0.000524517246861184</text:p>
          </table:table-cell>
          <table:table-cell office:value-type="float" office:value="0.001408404" calcext:value-type="float">
            <text:p>0.001408404</text:p>
          </table:table-cell>
          <table:table-cell office:value-type="float" office:value="0.000399844125172211" calcext:value-type="float">
            <text:p>0.000399844125172211</text:p>
          </table:table-cell>
          <table:table-cell office:value-type="float" office:value="0.000671200354260972" calcext:value-type="float">
            <text:p>0.000671200354260972</text:p>
          </table:table-cell>
          <table:table-cell office:value-type="float" office:value="0.000385672" calcext:value-type="float">
            <text:p>0.000385672</text:p>
          </table:table-cell>
          <table:table-cell office:value-type="float" office:value="0.011261349" calcext:value-type="float">
            <text:p>0.011261349</text:p>
          </table:table-cell>
          <table:table-cell/>
          <table:table-cell office:value-type="string" calcext:value-type="string">
            <text:p>/afs/inf.ed.ac.uk/user/s21/s2181033/libseff_disc/bench/libseff/bench/ad_bench/output/indirect_prop_t</text:p>
          </table:table-cell>
          <table:table-cell office:value-type="float" office:value="0.0020794422922893" calcext:value-type="float">
            <text:p>0.0020794422922893</text:p>
          </table:table-cell>
          <table:table-cell office:value-type="float" office:value="0.000921482565255139" calcext:value-type="float">
            <text:p>0.000921482565255139</text:p>
          </table:table-cell>
          <table:table-cell office:value-type="float" office:value="0.002224112" calcext:value-type="float">
            <text:p>0.002224112</text:p>
          </table:table-cell>
          <table:table-cell office:value-type="float" office:value="0.00115105439330544" calcext:value-type="float">
            <text:p>0.00115105439330544</text:p>
          </table:table-cell>
          <table:table-cell office:value-type="float" office:value="0.000804807531380753" calcext:value-type="float">
            <text:p>0.000804807531380753</text:p>
          </table:table-cell>
          <table:table-cell office:value-type="float" office:value="0.000747585" calcext:value-type="float">
            <text:p>0.000747585</text:p>
          </table:table-cell>
          <table:table-cell office:value-type="float" office:value="0.01130518" calcext:value-type="float">
            <text:p>0.01130518</text:p>
          </table:table-cell>
        </table:table-row>
        <table:table-row table:style-name="ro1">
          <table:table-cell office:value-type="string" calcext:value-type="string">
            <text:p>/afs/inf.ed.ac.uk/user/s21/s2181033/libseff_disc/bench/ad_bench/output/naive</text:p>
          </table:table-cell>
          <table:table-cell office:value-type="float" office:value="0.0030561579407314" calcext:value-type="float">
            <text:p>0.0030561579407314</text:p>
          </table:table-cell>
          <table:table-cell office:value-type="float" office:value="0.00115717251602989" calcext:value-type="float">
            <text:p>0.00115717251602989</text:p>
          </table:table-cell>
          <table:table-cell office:value-type="float" office:value="0.003688492" calcext:value-type="float">
            <text:p>0.003688492</text:p>
          </table:table-cell>
          <table:table-cell office:value-type="float" office:value="0.000698881462799496" calcext:value-type="float">
            <text:p>0.000698881462799496</text:p>
          </table:table-cell>
          <table:table-cell office:value-type="float" office:value="0.00219541740226986" calcext:value-type="float">
            <text:p>0.00219541740226986</text:p>
          </table:table-cell>
          <table:table-cell office:value-type="float" office:value="0.001009511" calcext:value-type="float">
            <text:p>0.001009511</text:p>
          </table:table-cell>
          <table:table-cell office:value-type="float" office:value="0.011274695" calcext:value-type="float">
            <text:p>0.011274695</text:p>
          </table:table-cell>
          <table:table-cell/>
          <table:table-cell office:value-type="string" calcext:value-type="string">
            <text:p>/afs/inf.ed.ac.uk/user/s21/s2181033/libseff_disc/bench/libseff/bench/ad_bench/output/naive</text:p>
          </table:table-cell>
          <table:table-cell office:value-type="float" office:value="0.0112700195318681" calcext:value-type="float">
            <text:p>0.0112700195318681</text:p>
          </table:table-cell>
          <table:table-cell office:value-type="float" office:value="0.00349902471974581" calcext:value-type="float">
            <text:p>0.00349902471974581</text:p>
          </table:table-cell>
          <table:table-cell office:value-type="float" office:value="0.01100155" calcext:value-type="float">
            <text:p>0.01100155</text:p>
          </table:table-cell>
          <table:table-cell office:value-type="float" office:value="0.00802013626373626" calcext:value-type="float">
            <text:p>0.00802013626373626</text:p>
          </table:table-cell>
          <table:table-cell office:value-type="float" office:value="0.0031172043956044" calcext:value-type="float">
            <text:p>0.0031172043956044</text:p>
          </table:table-cell>
          <table:table-cell office:value-type="float" office:value="0.004569993" calcext:value-type="float">
            <text:p>0.004569993</text:p>
          </table:table-cell>
          <table:table-cell office:value-type="float" office:value="0.018431542" calcext:value-type="float">
            <text:p>0.018431542</text:p>
          </table:table-cell>
        </table:table-row>
        <table:table-row table:style-name="ro1">
          <table:table-cell office:value-type="string" calcext:value-type="string">
            <text:p>/afs/inf.ed.ac.uk/user/s21/s2181033/libseff_disc/bench/ad_bench/output/no_alloc</text:p>
          </table:table-cell>
          <table:table-cell office:value-type="float" office:value="0.00114437338461538" calcext:value-type="float">
            <text:p>0.00114437338461538</text:p>
          </table:table-cell>
          <table:table-cell office:value-type="float" office:value="0.000490919196270395" calcext:value-type="float">
            <text:p>0.000490919196270395</text:p>
          </table:table-cell>
          <table:table-cell office:value-type="float" office:value="0.00121885" calcext:value-type="float">
            <text:p>0.00121885</text:p>
          </table:table-cell>
          <table:table-cell office:value-type="float" office:value="0.000384261284170375" calcext:value-type="float">
            <text:p>0.000384261284170375</text:p>
          </table:table-cell>
          <table:table-cell office:value-type="float" office:value="0.000650077558804831" calcext:value-type="float">
            <text:p>0.000650077558804831</text:p>
          </table:table-cell>
          <table:table-cell office:value-type="float" office:value="0.000406536" calcext:value-type="float">
            <text:p>0.000406536</text:p>
          </table:table-cell>
          <table:table-cell office:value-type="float" office:value="0.001939358" calcext:value-type="float">
            <text:p>0.001939358</text:p>
          </table:table-cell>
          <table:table-cell/>
          <table:table-cell office:value-type="string" calcext:value-type="string">
            <text:p>/afs/inf.ed.ac.uk/user/s21/s2181033/libseff_disc/bench/libseff/bench/ad_bench/output/no_alloc</text:p>
          </table:table-cell>
          <table:table-cell office:value-type="float" office:value="0.00134602115673981" calcext:value-type="float">
            <text:p>0.00134602115673981</text:p>
          </table:table-cell>
          <table:table-cell office:value-type="float" office:value="0.000701216320572176" calcext:value-type="float">
            <text:p>0.000701216320572176</text:p>
          </table:table-cell>
          <table:table-cell office:value-type="float" office:value="0.000985066" calcext:value-type="float">
            <text:p>0.000985066</text:p>
          </table:table-cell>
          <table:table-cell office:value-type="float" office:value="0.000779703239289446" calcext:value-type="float">
            <text:p>0.000779703239289446</text:p>
          </table:table-cell>
          <table:table-cell office:value-type="float" office:value="0.000484145245559039" calcext:value-type="float">
            <text:p>0.000484145245559039</text:p>
          </table:table-cell>
          <table:table-cell office:value-type="float" office:value="0.000730175" calcext:value-type="float">
            <text:p>0.000730175</text:p>
          </table:table-cell>
          <table:table-cell office:value-type="float" office:value="0.003364816" calcext:value-type="float">
            <text:p>0.003364816</text:p>
          </table:table-cell>
        </table:table-row>
        <table:table-row table:style-name="ro1">
          <table:table-cell office:value-type="string" calcext:value-type="string">
            <text:p>/afs/inf.ed.ac.uk/user/s21/s2181033/libseff_disc/bench/ad_bench/output/ptr_dbl_cast</text:p>
          </table:table-cell>
          <table:table-cell office:value-type="float" office:value="0.00153088973557423" calcext:value-type="float">
            <text:p>0.00153088973557423</text:p>
          </table:table-cell>
          <table:table-cell office:value-type="float" office:value="0.000367178204770218" calcext:value-type="float">
            <text:p>0.000367178204770218</text:p>
          </table:table-cell>
          <table:table-cell office:value-type="float" office:value="0.001624389" calcext:value-type="float">
            <text:p>0.001624389</text:p>
          </table:table-cell>
          <table:table-cell office:value-type="float" office:value="0.000425751820728291" calcext:value-type="float">
            <text:p>0.000425751820728291</text:p>
          </table:table-cell>
          <table:table-cell office:value-type="float" office:value="0.0009574918767507" calcext:value-type="float">
            <text:p>0.0009574918767507</text:p>
          </table:table-cell>
          <table:table-cell office:value-type="float" office:value="0.000523043" calcext:value-type="float">
            <text:p>0.000523043</text:p>
          </table:table-cell>
          <table:table-cell office:value-type="float" office:value="0.011294711" calcext:value-type="float">
            <text:p>0.011294711</text:p>
          </table:table-cell>
          <table:table-cell/>
          <table:table-cell office:value-type="string" calcext:value-type="string">
            <text:p>/afs/inf.ed.ac.uk/user/s21/s2181033/libseff_disc/bench/libseff/bench/ad_bench/output/ptr_dbl_cast</text:p>
          </table:table-cell>
          <table:table-cell office:value-type="float" office:value="0.00233281415045342" calcext:value-type="float">
            <text:p>0.00233281415045342</text:p>
          </table:table-cell>
          <table:table-cell office:value-type="float" office:value="0.000888070080874812" calcext:value-type="float">
            <text:p>0.000888070080874812</text:p>
          </table:table-cell>
          <table:table-cell office:value-type="float" office:value="0.0028247795" calcext:value-type="float">
            <text:p>0.0028247795</text:p>
          </table:table-cell>
          <table:table-cell office:value-type="float" office:value="0.00130620568837593" calcext:value-type="float">
            <text:p>0.00130620568837593</text:p>
          </table:table-cell>
          <table:table-cell office:value-type="float" office:value="0.000897210634789777" calcext:value-type="float">
            <text:p>0.000897210634789777</text:p>
          </table:table-cell>
          <table:table-cell office:value-type="float" office:value="0.00071253" calcext:value-type="float">
            <text:p>0.00071253</text:p>
          </table:table-cell>
          <table:table-cell office:value-type="float" office:value="0.01122989" calcext:value-type="float">
            <text:p>0.01122989</text:p>
          </table:table-cell>
        </table:table-row>
        <table:table-row table:style-name="ro1">
          <table:table-cell office:value-type="string" calcext:value-type="string">
            <text:p>/afs/inf.ed.ac.uk/user/s21/s2181033/libseff_disc/bench/chameneos_bench/output/chameneos_actors</text:p>
          </table:table-cell>
          <table:table-cell office:value-type="float" office:value="0.00305831111570248" calcext:value-type="float">
            <text:p>0.00305831111570248</text:p>
          </table:table-cell>
          <table:table-cell office:value-type="float" office:value="0.000586902877338175" calcext:value-type="float">
            <text:p>0.000586902877338175</text:p>
          </table:table-cell>
          <table:table-cell office:value-type="float" office:value="0.003287146" calcext:value-type="float">
            <text:p>0.003287146</text:p>
          </table:table-cell>
          <table:table-cell office:value-type="float" office:value="0.00180189138134593" calcext:value-type="float">
            <text:p>0.00180189138134593</text:p>
          </table:table-cell>
          <table:table-cell office:value-type="float" office:value="0.00109076977567887" calcext:value-type="float">
            <text:p>0.00109076977567887</text:p>
          </table:table-cell>
          <table:table-cell office:value-type="float" office:value="0.000904004" calcext:value-type="float">
            <text:p>0.000904004</text:p>
          </table:table-cell>
          <table:table-cell office:value-type="float" office:value="0.003946232" calcext:value-type="float">
            <text:p>0.003946232</text:p>
          </table:table-cell>
          <table:table-cell/>
          <table:table-cell office:value-type="string" calcext:value-type="string">
            <text:p>/afs/inf.ed.ac.uk/user/s21/s2181033/libseff_disc/bench/libseff/bench/chameneos_bench/output/chameneos_actors</text:p>
          </table:table-cell>
          <table:table-cell office:value-type="float" office:value="0.00551453622857142" calcext:value-type="float">
            <text:p>0.00551453622857142</text:p>
          </table:table-cell>
          <table:table-cell office:value-type="float" office:value="0.000864075107759607" calcext:value-type="float">
            <text:p>0.000864075107759607</text:p>
          </table:table-cell>
          <table:table-cell office:value-type="float" office:value="0.005738891" calcext:value-type="float">
            <text:p>0.005738891</text:p>
          </table:table-cell>
          <table:table-cell office:value-type="float" office:value="0.00392986857142857" calcext:value-type="float">
            <text:p>0.00392986857142857</text:p>
          </table:table-cell>
          <table:table-cell office:value-type="float" office:value="0.00139061904761905" calcext:value-type="float">
            <text:p>0.00139061904761905</text:p>
          </table:table-cell>
          <table:table-cell office:value-type="float" office:value="0.001770408" calcext:value-type="float">
            <text:p>0.001770408</text:p>
          </table:table-cell>
          <table:table-cell office:value-type="float" office:value="0.011384091" calcext:value-type="float">
            <text:p>0.011384091</text:p>
          </table:table-cell>
        </table:table-row>
        <table:table-row table:style-name="ro1">
          <table:table-cell office:value-type="string" calcext:value-type="string">
            <text:p>/afs/inf.ed.ac.uk/user/s21/s2181033/libseff_disc/bench/chameneos_bench/output/chameneos_effect_actors</text:p>
          </table:table-cell>
          <table:table-cell office:value-type="float" office:value="0.00316578800252525" calcext:value-type="float">
            <text:p>0.00316578800252525</text:p>
          </table:table-cell>
          <table:table-cell office:value-type="float" office:value="0.000743093797915002" calcext:value-type="float">
            <text:p>0.000743093797915002</text:p>
          </table:table-cell>
          <table:table-cell office:value-type="float" office:value="0.003448858" calcext:value-type="float">
            <text:p>0.003448858</text:p>
          </table:table-cell>
          <table:table-cell office:value-type="float" office:value="0.00184962121212121" calcext:value-type="float">
            <text:p>0.00184962121212121</text:p>
          </table:table-cell>
          <table:table-cell office:value-type="float" office:value="0.00114543434343434" calcext:value-type="float">
            <text:p>0.00114543434343434</text:p>
          </table:table-cell>
          <table:table-cell office:value-type="float" office:value="0.00090484" calcext:value-type="float">
            <text:p>0.00090484</text:p>
          </table:table-cell>
          <table:table-cell office:value-type="float" office:value="0.011367621" calcext:value-type="float">
            <text:p>0.011367621</text:p>
          </table:table-cell>
          <table:table-cell/>
          <table:table-cell office:value-type="string" calcext:value-type="string">
            <text:p>/afs/inf.ed.ac.uk/user/s21/s2181033/libseff_disc/bench/libseff/bench/chameneos_bench/output/chameneos_effect_actors</text:p>
          </table:table-cell>
          <table:table-cell office:value-type="float" office:value="0.00611546240101523" calcext:value-type="float">
            <text:p>0.00611546240101523</text:p>
          </table:table-cell>
          <table:table-cell office:value-type="float" office:value="0.00205716122779074" calcext:value-type="float">
            <text:p>0.00205716122779074</text:p>
          </table:table-cell>
          <table:table-cell office:value-type="float" office:value="0.007157627" calcext:value-type="float">
            <text:p>0.007157627</text:p>
          </table:table-cell>
          <table:table-cell office:value-type="float" office:value="0.00454579441624365" calcext:value-type="float">
            <text:p>0.00454579441624365</text:p>
          </table:table-cell>
          <table:table-cell office:value-type="float" office:value="0.00140418527918782" calcext:value-type="float">
            <text:p>0.00140418527918782</text:p>
          </table:table-cell>
          <table:table-cell office:value-type="float" office:value="0.001792849" calcext:value-type="float">
            <text:p>0.001792849</text:p>
          </table:table-cell>
          <table:table-cell office:value-type="float" office:value="0.009679709" calcext:value-type="float">
            <text:p>0.009679709</text:p>
          </table:table-cell>
        </table:table-row>
        <table:table-row table:style-name="ro1">
          <table:table-cell office:value-type="string" calcext:value-type="string">
            <text:p>/afs/inf.ed.ac.uk/user/s21/s2181033/libseff_disc/bench/chameneos_bench/output/chameneos_effect_direct</text:p>
          </table:table-cell>
          <table:table-cell office:value-type="float" office:value="0.00140373170694523" calcext:value-type="float">
            <text:p>0.00140373170694523</text:p>
          </table:table-cell>
          <table:table-cell office:value-type="float" office:value="0.000466360902133969" calcext:value-type="float">
            <text:p>0.000466360902133969</text:p>
          </table:table-cell>
          <table:table-cell office:value-type="float" office:value="0.00154715" calcext:value-type="float">
            <text:p>0.00154715</text:p>
          </table:table-cell>
          <table:table-cell office:value-type="float" office:value="0.000389191981931113" calcext:value-type="float">
            <text:p>0.000389191981931113</text:p>
          </table:table-cell>
          <table:table-cell office:value-type="float" office:value="0.000892761716544325" calcext:value-type="float">
            <text:p>0.000892761716544325</text:p>
          </table:table-cell>
          <table:table-cell office:value-type="float" office:value="0.00048515" calcext:value-type="float">
            <text:p>0.00048515</text:p>
          </table:table-cell>
          <table:table-cell office:value-type="float" office:value="0.002395767" calcext:value-type="float">
            <text:p>0.002395767</text:p>
          </table:table-cell>
          <table:table-cell/>
          <table:table-cell office:value-type="string" calcext:value-type="string">
            <text:p>/afs/inf.ed.ac.uk/user/s21/s2181033/libseff_disc/bench/libseff/bench/chameneos_bench/output/chameneos_effect_direct</text:p>
          </table:table-cell>
          <table:table-cell office:value-type="float" office:value="0.00198651139189638" calcext:value-type="float">
            <text:p>0.00198651139189638</text:p>
          </table:table-cell>
          <table:table-cell office:value-type="float" office:value="0.000851130039111481" calcext:value-type="float">
            <text:p>0.000851130039111481</text:p>
          </table:table-cell>
          <table:table-cell office:value-type="float" office:value="0.002243299" calcext:value-type="float">
            <text:p>0.002243299</text:p>
          </table:table-cell>
          <table:table-cell office:value-type="float" office:value="0.000963229491863168" calcext:value-type="float">
            <text:p>0.000963229491863168</text:p>
          </table:table-cell>
          <table:table-cell office:value-type="float" office:value="0.000892657588840917" calcext:value-type="float">
            <text:p>0.000892657588840917</text:p>
          </table:table-cell>
          <table:table-cell office:value-type="float" office:value="0.000658265" calcext:value-type="float">
            <text:p>0.000658265</text:p>
          </table:table-cell>
          <table:table-cell office:value-type="float" office:value="0.011373627" calcext:value-type="float">
            <text:p>0.011373627</text:p>
          </table:table-cell>
        </table:table-row>
        <table:table-row table:style-name="ro1">
          <table:table-cell office:value-type="string" calcext:value-type="string">
            <text:p>/afs/inf.ed.ac.uk/user/s21/s2181033/libseff_disc/bench/handler_stack_bench/output/new/tall</text:p>
          </table:table-cell>
          <table:table-cell office:value-type="float" office:value="6.66665619344" calcext:value-type="float">
            <text:p>6.66665619344</text:p>
          </table:table-cell>
          <table:table-cell office:value-type="float" office:value="0.155578433430149" calcext:value-type="float">
            <text:p>0.155578433430149</text:p>
          </table:table-cell>
          <table:table-cell office:value-type="float" office:value="6.6251749705" calcext:value-type="float">
            <text:p>6.6251749705</text:p>
          </table:table-cell>
          <table:table-cell office:value-type="float" office:value="6.6493208" calcext:value-type="float">
            <text:p>6.6493208</text:p>
          </table:table-cell>
          <table:table-cell office:value-type="float" office:value="0.01689956" calcext:value-type="float">
            <text:p>0.01689956</text:p>
          </table:table-cell>
          <table:table-cell office:value-type="float" office:value="6.464253092" calcext:value-type="float">
            <text:p>6.464253092</text:p>
          </table:table-cell>
          <table:table-cell office:value-type="float" office:value="7.314238729" calcext:value-type="float">
            <text:p>7.314238729</text:p>
          </table:table-cell>
          <table:table-cell/>
          <table:table-cell office:value-type="string" calcext:value-type="string">
            <text:p>/afs/inf.ed.ac.uk/user/s21/s2181033/libseff_disc/bench/handler_stack_bench/output/orig/tall</text:p>
          </table:table-cell>
          <table:table-cell office:value-type="float" office:value="8.53762307524" calcext:value-type="float">
            <text:p>8.53762307524</text:p>
          </table:table-cell>
          <table:table-cell office:value-type="float" office:value="0.113589253739233" calcext:value-type="float">
            <text:p>0.113589253739233</text:p>
          </table:table-cell>
          <table:table-cell office:value-type="float" office:value="8.513530194" calcext:value-type="float">
            <text:p>8.513530194</text:p>
          </table:table-cell>
          <table:table-cell office:value-type="float" office:value="8.48172258" calcext:value-type="float">
            <text:p>8.48172258</text:p>
          </table:table-cell>
          <table:table-cell office:value-type="float" office:value="0.05537844" calcext:value-type="float">
            <text:p>0.05537844</text:p>
          </table:table-cell>
          <table:table-cell office:value-type="float" office:value="8.355233194" calcext:value-type="float">
            <text:p>8.355233194</text:p>
          </table:table-cell>
          <table:table-cell office:value-type="float" office:value="8.859750752" calcext:value-type="float">
            <text:p>8.859750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0T21:45:07.199145029</dc:date>
    <meta:editing-duration>PT45M5S</meta:editing-duration>
    <meta:editing-cycles>1</meta:editing-cycles>
    <meta:document-statistic meta:table-count="1" meta:cell-count="528" meta:object-count="0"/>
    <meta:generator>LibreOffice/24.2.7.2$Linux_X86_64 LibreOffice_project/420$Build-2</meta:generator>
  </office:meta>
</office:document-meta>
</file>